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2.1667in" style:rel-column-width="312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itle" style:list-style-name="">
      <style:paragraph-properties fo:text-align="center" style:justify-single-word="false"/>
      <style:text-properties style:font-name="Carlito" fo:font-style="italic" officeooo:rsid="00238c39" officeooo:paragraph-rsid="00238c39" style:font-style-asian="italic" style:font-style-complex="italic"/>
    </style:style>
    <style:style style:name="P2" style:family="paragraph" style:parent-style-name="Title">
      <style:paragraph-properties fo:break-before="page"/>
      <style:text-properties officeooo:paragraph-rsid="001da484"/>
    </style:style>
    <style:style style:name="P3" style:family="paragraph" style:parent-style-name="Text_20_body" style:list-style-name="L9">
      <style:paragraph-properties fo:margin-top="0in" fo:margin-bottom="0in" style:contextual-spacing="false"/>
    </style:style>
    <style:style style:name="P4" style:family="paragraph" style:parent-style-name="Text_20_body" style:list-style-name="L10">
      <style:paragraph-properties fo:margin-top="0in" fo:margin-bottom="0in" style:contextual-spacing="false"/>
      <style:text-properties officeooo:paragraph-rsid="003075a1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style:font-name="Carlito"/>
    </style:style>
    <style:style style:name="P6" style:family="paragraph" style:parent-style-name="Text_20_body" style:list-style-name="L2">
      <style:paragraph-properties fo:margin-top="0in" fo:margin-bottom="0in" style:contextual-spacing="false"/>
      <style:text-properties style:font-name="Carlito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style:font-name="Carlito" officeooo:paragraph-rsid="00181eda"/>
    </style:style>
    <style:style style:name="P8" style:family="paragraph" style:parent-style-name="Text_20_body" style:list-style-name="L16">
      <style:paragraph-properties fo:margin-top="0in" fo:margin-bottom="0in" style:contextual-spacing="false"/>
      <style:text-properties style:font-name="Carlito" officeooo:paragraph-rsid="00181eda"/>
    </style:style>
    <style:style style:name="P9" style:family="paragraph" style:parent-style-name="Text_20_body" style:list-style-name="L4">
      <style:paragraph-properties fo:margin-top="0in" fo:margin-bottom="0in" style:contextual-spacing="false"/>
      <style:text-properties style:font-name="Carlito"/>
    </style:style>
    <style:style style:name="P10" style:family="paragraph" style:parent-style-name="Text_20_body" style:list-style-name="L5">
      <style:paragraph-properties fo:margin-top="0in" fo:margin-bottom="0in" style:contextual-spacing="false"/>
      <style:text-properties style:font-name="Carlito"/>
    </style:style>
    <style:style style:name="P11" style:family="paragraph" style:parent-style-name="Text_20_body" style:list-style-name="L6">
      <style:paragraph-properties fo:margin-top="0in" fo:margin-bottom="0in" style:contextual-spacing="false"/>
      <style:text-properties style:font-name="Carlito"/>
    </style:style>
    <style:style style:name="P12" style:family="paragraph" style:parent-style-name="Text_20_body" style:list-style-name="L7">
      <style:paragraph-properties fo:margin-top="0in" fo:margin-bottom="0in" style:contextual-spacing="false"/>
      <style:text-properties style:font-name="Carlito"/>
    </style:style>
    <style:style style:name="P13" style:family="paragraph" style:parent-style-name="Text_20_body" style:list-style-name="L8">
      <style:paragraph-properties fo:margin-top="0in" fo:margin-bottom="0in" style:contextual-spacing="false"/>
      <style:text-properties style:font-name="Carlito"/>
    </style:style>
    <style:style style:name="P14" style:family="paragraph" style:parent-style-name="Text_20_body" style:list-style-name="L10">
      <style:paragraph-properties fo:margin-top="0in" fo:margin-bottom="0in" style:contextual-spacing="false"/>
      <style:text-properties style:font-name="Carlito"/>
    </style:style>
    <style:style style:name="P15" style:family="paragraph" style:parent-style-name="Text_20_body" style:list-style-name="L11">
      <style:paragraph-properties fo:margin-top="0in" fo:margin-bottom="0in" style:contextual-spacing="false"/>
      <style:text-properties style:font-name="Carlito"/>
    </style:style>
    <style:style style:name="P16" style:family="paragraph" style:parent-style-name="Text_20_body" style:list-style-name="L12">
      <style:paragraph-properties fo:margin-top="0in" fo:margin-bottom="0in" style:contextual-spacing="false"/>
      <style:text-properties style:font-name="Carlito"/>
    </style:style>
    <style:style style:name="P17" style:family="paragraph" style:parent-style-name="Text_20_body" style:list-style-name="L13">
      <style:paragraph-properties fo:margin-top="0in" fo:margin-bottom="0in" style:contextual-spacing="false"/>
      <style:text-properties style:font-name="Carlito"/>
    </style:style>
    <style:style style:name="P18" style:family="paragraph" style:parent-style-name="Text_20_body" style:list-style-name="L14">
      <style:paragraph-properties fo:margin-top="0in" fo:margin-bottom="0in" style:contextual-spacing="false"/>
      <style:text-properties style:font-name="Carlito"/>
    </style:style>
    <style:style style:name="P19" style:family="paragraph" style:parent-style-name="Text_20_body" style:list-style-name="L15">
      <style:paragraph-properties fo:margin-top="0in" fo:margin-bottom="0in" style:contextual-spacing="false"/>
      <style:text-properties style:font-name="Carlito"/>
    </style:style>
    <style:style style:name="P20" style:family="paragraph" style:parent-style-name="Text_20_body" style:list-style-name="L18">
      <style:paragraph-properties fo:margin-top="0in" fo:margin-bottom="0in" style:contextual-spacing="false"/>
      <style:text-properties officeooo:paragraph-rsid="003075a1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 style:list-style-name="">
      <style:text-properties style:font-name="Carlito" fo:font-weight="normal" style:font-weight-asian="normal" style:font-weight-complex="normal"/>
    </style:style>
    <style:style style:name="P23" style:family="paragraph" style:parent-style-name="Heading_20_2" style:list-style-name="">
      <style:text-properties style:font-name="Carlito"/>
    </style:style>
    <style:style style:name="P24" style:family="paragraph" style:parent-style-name="Heading_20_3">
      <style:text-properties style:font-name="Carlito"/>
    </style:style>
    <style:style style:name="P25" style:family="paragraph" style:parent-style-name="Heading_20_4">
      <style:text-properties style:font-name="Carlito"/>
    </style:style>
    <style:style style:name="P26" style:family="paragraph" style:parent-style-name="Heading_20_4">
      <style:text-properties fo:font-style="normal" style:font-style-asian="normal" style:font-style-complex="normal"/>
    </style:style>
    <style:style style:name="P27" style:family="paragraph" style:parent-style-name="Table_20_Contents">
      <style:text-properties style:font-name="Carlito" officeooo:rsid="001c43c5" officeooo:paragraph-rsid="001c43c5"/>
    </style:style>
    <style:style style:name="P28" style:family="paragraph" style:parent-style-name="Table_20_Contents">
      <style:text-properties style:font-name="Carlito" officeooo:rsid="00238c39" officeooo:paragraph-rsid="00238c39"/>
    </style:style>
    <style:style style:name="P29" style:family="paragraph" style:parent-style-name="Table_20_Contents">
      <style:paragraph-properties fo:margin-left="0in" fo:margin-right="0.0299in" fo:text-indent="0in" style:auto-text-indent="false"/>
      <style:text-properties style:font-name="Carlito" officeooo:rsid="001c43c5" officeooo:paragraph-rsid="001c43c5"/>
    </style:style>
    <style:style style:name="P30" style:family="paragraph" style:parent-style-name="Table_20_Contents">
      <style:paragraph-properties fo:margin-left="0in" fo:margin-right="0.0299in" fo:text-indent="0in" style:auto-text-indent="false"/>
      <style:text-properties officeooo:paragraph-rsid="001c43c5"/>
    </style:style>
    <style:style style:name="P31" style:family="paragraph" style:parent-style-name="Footer">
      <style:paragraph-properties fo:text-align="end" style:justify-single-word="false"/>
    </style:style>
    <style:style style:name="P32" style:family="paragraph" style:parent-style-name="First_20_paragraph">
      <style:text-properties style:font-name="Carlito"/>
    </style:style>
    <style:style style:name="P33" style:family="paragraph" style:parent-style-name="First_20_paragraph">
      <style:text-properties style:font-name="Carlito" fo:font-weight="bold" style:font-weight-asian="bold" style:font-weight-complex="bold"/>
    </style:style>
    <style:style style:name="P34" style:family="paragraph" style:parent-style-name="Addressee">
      <style:text-properties style:font-name="Carlito" officeooo:paragraph-rsid="00251886"/>
    </style:style>
    <style:style style:name="P35" style:family="paragraph" style:parent-style-name="Addressee">
      <style:text-properties style:font-name="Carlito" officeooo:rsid="001c43c5" officeooo:paragraph-rsid="001c43c5"/>
    </style:style>
    <style:style style:name="P36" style:family="paragraph" style:parent-style-name="Addressee">
      <style:text-properties style:font-name="Carlito" officeooo:rsid="001c43c5" officeooo:paragraph-rsid="00251886"/>
    </style:style>
    <style:style style:name="P37" style:family="paragraph" style:parent-style-name="Addressee">
      <style:paragraph-properties fo:margin-left="0in" fo:margin-right="0in" fo:text-indent="0in" style:auto-text-indent="false"/>
      <style:text-properties style:font-name="Carlito" officeooo:paragraph-rsid="00251886"/>
    </style:style>
    <style:style style:name="T1" style:family="text">
      <style:text-properties officeooo:rsid="00181eda"/>
    </style:style>
    <style:style style:name="T2" style:family="text">
      <style:text-properties officeooo:rsid="001a9f6b"/>
    </style:style>
    <style:style style:name="T3" style:family="text">
      <style:text-properties officeooo:rsid="001c43c5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officeooo:rsid="0021ac8d"/>
    </style:style>
    <style:style style:name="T7" style:family="text">
      <style:text-properties officeooo:rsid="00251886"/>
    </style:style>
    <style:style style:name="T8" style:family="text">
      <style:text-properties officeooo:rsid="0025c32d"/>
    </style:style>
    <style:style style:name="T9" style:family="text">
      <style:text-properties officeooo:rsid="0028a806"/>
    </style:style>
    <style:style style:name="T10" style:family="text">
      <style:text-properties style:font-name="Carlito"/>
    </style:style>
    <style:style style:name="T11" style:family="text">
      <style:text-properties style:font-name="Carlito" officeooo:rsid="001c43c5"/>
    </style:style>
    <style:style style:name="T12" style:family="text">
      <style:text-properties style:font-name="Carlito" officeooo:rsid="003075a1"/>
    </style:style>
    <style:style style:name="T13" style:family="text">
      <style:text-properties style:font-name="Carlito" officeooo:rsid="001a9f6b"/>
    </style:style>
    <style:style style:name="T14" style:family="text">
      <style:text-properties officeooo:rsid="002b2a9e"/>
    </style:style>
    <style:style style:name="T15" style:family="text">
      <style:text-properties officeooo:rsid="003075a1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5in" text:min-label-width="0.25in"/>
      </text:list-level-style-bullet>
      <text:list-level-style-bullet text:level="2" text:style-name="Bullet_20_Symbols" style:num-suffix="." text:bullet-char="‣">
        <style:list-level-properties text:space-before="0.75in" text:min-label-width="0.25in"/>
      </text:list-level-style-bullet>
      <text:list-level-style-bullet text:level="3" text:style-name="Bullet_20_Symbols" style:num-suffix="." text:bullet-char="⁃">
        <style:list-level-properties text:space-before="1in" text:min-label-width="0.25in"/>
      </text:list-level-style-bullet>
      <text:list-level-style-bullet text:level="4" text:style-name="Bullet_20_Symbols" style:num-suffix="." text:bullet-char="•">
        <style:list-level-properties text:space-before="1.25in" text:min-label-width="0.25in"/>
      </text:list-level-style-bullet>
      <text:list-level-style-bullet text:level="5" text:style-name="Bullet_20_Symbols" style:num-suffix="." text:bullet-char="‣">
        <style:list-level-properties text:space-before="1.5in" text:min-label-width="0.25in"/>
      </text:list-level-style-bullet>
      <text:list-level-style-bullet text:level="6" text:style-name="Bullet_20_Symbols" style:num-suffix="." text:bullet-char="⁃">
        <style:list-level-properties text:space-before="1.75in" text:min-label-width="0.25in"/>
      </text:list-level-style-bullet>
      <text:list-level-style-bullet text:level="7" text:style-name="Bullet_20_Symbols" style:num-suffix="." text:bullet-char="•">
        <style:list-level-properties text:space-before="2in" text:min-label-width="0.25in"/>
      </text:list-level-style-bullet>
      <text:list-level-style-bullet text:level="8" text:style-name="Bullet_20_Symbols" style:num-suffix="." text:bullet-char="‣">
        <style:list-level-properties text:space-before="2.25in" text:min-label-width="0.25in"/>
      </text:list-level-style-bullet>
      <text:list-level-style-bullet text:level="9" text:style-name="Bullet_20_Symbols" style:num-suffix="." text:bullet-char="⁃">
        <style:list-level-properties text:space-before="2.5in" text:min-label-width="0.25in"/>
      </text:list-level-style-bullet>
      <text:list-level-style-bullet text:level="10" text:style-name="Bullet_20_Symbols" style:num-suffix="." text:bullet-char="•">
        <style:list-level-properties text:space-before="2.75in" text:min-label-width="0.25in"/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5in" text:min-label-width="0.25in"/>
      </text:list-level-style-bullet>
      <text:list-level-style-bullet text:level="2" text:style-name="Bullet_20_Symbols" style:num-suffix="." text:bullet-char="‣">
        <style:list-level-properties text:space-before="0.75in" text:min-label-width="0.25in"/>
      </text:list-level-style-bullet>
      <text:list-level-style-bullet text:level="3" text:style-name="Bullet_20_Symbols" style:num-suffix="." text:bullet-char="⁃">
        <style:list-level-properties text:space-before="1in" text:min-label-width="0.25in"/>
      </text:list-level-style-bullet>
      <text:list-level-style-bullet text:level="4" text:style-name="Bullet_20_Symbols" style:num-suffix="." text:bullet-char="•">
        <style:list-level-properties text:space-before="1.25in" text:min-label-width="0.25in"/>
      </text:list-level-style-bullet>
      <text:list-level-style-bullet text:level="5" text:style-name="Bullet_20_Symbols" style:num-suffix="." text:bullet-char="‣">
        <style:list-level-properties text:space-before="1.5in" text:min-label-width="0.25in"/>
      </text:list-level-style-bullet>
      <text:list-level-style-bullet text:level="6" text:style-name="Bullet_20_Symbols" style:num-suffix="." text:bullet-char="⁃">
        <style:list-level-properties text:space-before="1.75in" text:min-label-width="0.25in"/>
      </text:list-level-style-bullet>
      <text:list-level-style-bullet text:level="7" text:style-name="Bullet_20_Symbols" style:num-suffix="." text:bullet-char="•">
        <style:list-level-properties text:space-before="2in" text:min-label-width="0.25in"/>
      </text:list-level-style-bullet>
      <text:list-level-style-bullet text:level="8" text:style-name="Bullet_20_Symbols" style:num-suffix="." text:bullet-char="‣">
        <style:list-level-properties text:space-before="2.25in" text:min-label-width="0.25in"/>
      </text:list-level-style-bullet>
      <text:list-level-style-bullet text:level="9" text:style-name="Bullet_20_Symbols" style:num-suffix="." text:bullet-char="⁃">
        <style:list-level-properties text:space-before="2.5in" text:min-label-width="0.25in"/>
      </text:list-level-style-bullet>
      <text:list-level-style-bullet text:level="10" text:style-name="Bullet_20_Symbols" style:num-suffix="." text:bullet-char="•">
        <style:list-level-properties text:space-before="2.75in" text:min-label-width="0.25in"/>
      </text:list-level-style-bullet>
    </text:list-style>
    <text:list-style style:name="L6">
      <text:list-level-style-number text:level="1" text:style-name="Numbering_20_Symbols" style:num-suffix=".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5in" text:min-label-width="0.25in"/>
      </text:list-level-style-bullet>
      <text:list-level-style-bullet text:level="2" text:style-name="Bullet_20_Symbols" style:num-suffix="." text:bullet-char="‣">
        <style:list-level-properties text:space-before="0.75in" text:min-label-width="0.25in"/>
      </text:list-level-style-bullet>
      <text:list-level-style-bullet text:level="3" text:style-name="Bullet_20_Symbols" style:num-suffix="." text:bullet-char="⁃">
        <style:list-level-properties text:space-before="1in" text:min-label-width="0.25in"/>
      </text:list-level-style-bullet>
      <text:list-level-style-bullet text:level="4" text:style-name="Bullet_20_Symbols" style:num-suffix="." text:bullet-char="•">
        <style:list-level-properties text:space-before="1.25in" text:min-label-width="0.25in"/>
      </text:list-level-style-bullet>
      <text:list-level-style-bullet text:level="5" text:style-name="Bullet_20_Symbols" style:num-suffix="." text:bullet-char="‣">
        <style:list-level-properties text:space-before="1.5in" text:min-label-width="0.25in"/>
      </text:list-level-style-bullet>
      <text:list-level-style-bullet text:level="6" text:style-name="Bullet_20_Symbols" style:num-suffix="." text:bullet-char="⁃">
        <style:list-level-properties text:space-before="1.75in" text:min-label-width="0.25in"/>
      </text:list-level-style-bullet>
      <text:list-level-style-bullet text:level="7" text:style-name="Bullet_20_Symbols" style:num-suffix="." text:bullet-char="•">
        <style:list-level-properties text:space-before="2in" text:min-label-width="0.25in"/>
      </text:list-level-style-bullet>
      <text:list-level-style-bullet text:level="8" text:style-name="Bullet_20_Symbols" style:num-suffix="." text:bullet-char="‣">
        <style:list-level-properties text:space-before="2.25in" text:min-label-width="0.25in"/>
      </text:list-level-style-bullet>
      <text:list-level-style-bullet text:level="9" text:style-name="Bullet_20_Symbols" style:num-suffix="." text:bullet-char="⁃">
        <style:list-level-properties text:space-before="2.5in" text:min-label-width="0.25in"/>
      </text:list-level-style-bullet>
      <text:list-level-style-bullet text:level="10" text:style-name="Bullet_20_Symbols" style:num-suffix="." text:bullet-char="•">
        <style:list-level-properties text:space-before="2.75in" text:min-label-width="0.2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5in" text:min-label-width="0.25in"/>
      </text:list-level-style-bullet>
      <text:list-level-style-bullet text:level="2" text:style-name="Bullet_20_Symbols" style:num-suffix="." text:bullet-char="‣">
        <style:list-level-properties text:space-before="0.75in" text:min-label-width="0.25in"/>
      </text:list-level-style-bullet>
      <text:list-level-style-bullet text:level="3" text:style-name="Bullet_20_Symbols" style:num-suffix="." text:bullet-char="⁃">
        <style:list-level-properties text:space-before="1in" text:min-label-width="0.25in"/>
      </text:list-level-style-bullet>
      <text:list-level-style-bullet text:level="4" text:style-name="Bullet_20_Symbols" style:num-suffix="." text:bullet-char="•">
        <style:list-level-properties text:space-before="1.25in" text:min-label-width="0.25in"/>
      </text:list-level-style-bullet>
      <text:list-level-style-bullet text:level="5" text:style-name="Bullet_20_Symbols" style:num-suffix="." text:bullet-char="‣">
        <style:list-level-properties text:space-before="1.5in" text:min-label-width="0.25in"/>
      </text:list-level-style-bullet>
      <text:list-level-style-bullet text:level="6" text:style-name="Bullet_20_Symbols" style:num-suffix="." text:bullet-char="⁃">
        <style:list-level-properties text:space-before="1.75in" text:min-label-width="0.25in"/>
      </text:list-level-style-bullet>
      <text:list-level-style-bullet text:level="7" text:style-name="Bullet_20_Symbols" style:num-suffix="." text:bullet-char="•">
        <style:list-level-properties text:space-before="2in" text:min-label-width="0.25in"/>
      </text:list-level-style-bullet>
      <text:list-level-style-bullet text:level="8" text:style-name="Bullet_20_Symbols" style:num-suffix="." text:bullet-char="‣">
        <style:list-level-properties text:space-before="2.25in" text:min-label-width="0.25in"/>
      </text:list-level-style-bullet>
      <text:list-level-style-bullet text:level="9" text:style-name="Bullet_20_Symbols" style:num-suffix="." text:bullet-char="⁃">
        <style:list-level-properties text:space-before="2.5in" text:min-label-width="0.25in"/>
      </text:list-level-style-bullet>
      <text:list-level-style-bullet text:level="10" text:style-name="Bullet_20_Symbols" style:num-suffix="." text:bullet-char="•">
        <style:list-level-properties text:space-before="2.75in" text:min-label-width="0.25in"/>
      </text:list-level-style-bullet>
    </text:list-style>
    <text:list-style style:name="L10">
      <text:list-level-style-number text:level="1" text:style-name="Numbering_20_Symbols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number text:level="1" text:style-name="Numbering_20_Symbols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Hi <text:span text:style-name="T2">Mel!</text:span></text:h>
      <text:h text:style-name="P37" text:outline-level="6"><text:span text:style-name="T2">Thank you again so so so so much for doing this, you are a gem. Did I mention you're welcome to my Anchor steam? You're welcome to my Anchor Steam, in the fridge and next to the fridge. </text:span></text:h>
      <text:h text:style-name="P37" text:outline-level="6"/>
      <text:h text:style-name="P36" text:outline-level="1">Here are dates w/ how I'd probably be doing them; please feel free to modify as you like/<text:span text:style-name="T8">see fit, just let me know what you end up doing. t also turns out upon further examination that I fucked up the written lab notebook calendar, so...ignore it? Ish? This is way easier to read. </text:span></text:h>
      <text:h text:style-name="P36" text:outline-level="1"><text:s/>Relevant days in <text:span text:style-name="T6">gray.</text:span></text:h>
      <text:h text:style-name="P35" text:outline-level="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P19 day</text:p>
          </table:table-cell>
          <table:table-cell table:style-name="Table1.A1" office:value-type="string">
            <text:p text:style-name="Table_20_Heading">Date</text:p>
          </table:table-cell>
          <table:table-cell table:style-name="Table1.C1" office:value-type="string">
            <text:p text:style-name="Table_20_Heading">action</text:p>
          </table:table-cell>
        </table:table-row>
        <table:table-row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Sep 25</text:p>
          </table:table-cell>
          <table:table-cell table:style-name="Table1.C2" office:value-type="string">
            <text:p text:style-name="P28">Plate new cells, </text:p>
          </table:table-cell>
        </table:table-row>
        <table:table-row>
          <table:table-cell table:style-name="Table1.A3" office:value-type="string">
            <text:p text:style-name="P27">1</text:p>
          </table:table-cell>
          <table:table-cell table:style-name="Table1.A3" office:value-type="string">
            <text:p text:style-name="P27">Sep 26 <text:span text:style-name="T9">Friday</text:span></text:p>
          </table:table-cell>
          <table:table-cell table:style-name="Table1.C3" office:value-type="string">
            <text:p text:style-name="P27">Switch 5 of 6 of the P19 dishes to 1% MEMalpha with 1 mM RA; <text:span text:style-name="T7">the last dish stays on 5% to act as a stock</text:span></text:p>
          </table:table-cell>
        </table:table-row>
        <table:table-row>
          <table:table-cell table:style-name="Table1.A3" office:value-type="string">
            <text:p text:style-name="P27">3</text:p>
          </table:table-cell>
          <table:table-cell table:style-name="Table1.A3" office:value-type="string">
            <text:p text:style-name="P27">Sep <text:s/>28 <text:span text:style-name="T9">Sunday</text:span></text:p>
          </table:table-cell>
          <table:table-cell table:style-name="Table1.C3" office:value-type="string">
            <text:p text:style-name="P30"><text:span text:style-name="T11">Change media on all dishes</text:span></text:p>
            <text:p text:style-name="P29">Trizol lysing of one set of diff cells</text:p>
          </table:table-cell>
        </table:table-row>
        <table:table-row>
          <table:table-cell table:style-name="Table1.A3" office:value-type="string">
            <text:p text:style-name="P27">6</text:p>
          </table:table-cell>
          <table:table-cell table:style-name="Table1.A3" office:value-type="string">
            <text:p text:style-name="P27">Oct 1 <text:span text:style-name="T9">Wednesday</text:span></text:p>
          </table:table-cell>
          <table:table-cell table:style-name="Table1.C3" office:value-type="string">
            <text:p text:style-name="P27">Change media</text:p>
            <text:p text:style-name="P27">lyse one dish</text:p>
            <text:p text:style-name="P27">split stock P19s (maybe)</text:p>
            <text:p text:style-name="P29"><text:span text:style-name="T7">note pass #, date, media type, cell type, </text:span></text:p>
          </table:table-cell>
        </table:table-row>
        <table:table-row>
          <table:table-cell table:style-name="Table1.A3" office:value-type="string">
            <text:p text:style-name="P27">9</text:p>
          </table:table-cell>
          <table:table-cell table:style-name="Table1.A3" office:value-type="string">
            <text:p text:style-name="P27">Oct 4 <text:span text:style-name="T9">Saturday</text:span></text:p>
          </table:table-cell>
          <table:table-cell table:style-name="Table1.C3" office:value-type="string">
            <text:p text:style-name="P27">Change media</text:p>
            <text:p text:style-name="P27">lyse one dish</text:p>
          </table:table-cell>
        </table:table-row>
        <table:table-row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>I get back October 5<text:span text:style-name="T4">th</text:span>! Yay!</text:p>
          </table:table-cell>
          <table:table-cell table:style-name="Table1.C3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9">12</text:p>
          </table:table-cell>
          <table:table-cell table:style-name="Table1.A2" office:value-type="string">
            <text:p text:style-name="P29">Oct 7 <text:span text:style-name="T9">Tuesday</text:span></text:p>
          </table:table-cell>
          <table:table-cell table:style-name="Table1.C2" office:value-type="string">
            <text:p text:style-name="P27">Change media </text:p>
            <text:p text:style-name="P27">lyse one dish</text:p>
            <text:p text:style-name="P27">split stock P19s</text:p>
          </table:table-cell>
        </table:table-row>
      </table:table>
      <text:h text:style-name="P1" text:outline-level="1"/>
      <text:h text:style-name="P2" text:outline-level="1"><text:span text:style-name="T10">protocols for </text:span><text:span text:style-name="T13">Baby M</text:span><text:span text:style-name="T10">el!</text:span></text:h>
      <text:h text:style-name="Heading_20_1" text:outline-level="1">differentiating P19s</text:h>
      <text:h text:style-name="Heading_20_3" text:outline-level="3">Why?</text:h>
      <text:p text:style-name="P32">P19 stem cells differentiate into neuron-like cells when exposed to 1 mM trans-retinoic acid (RA). While RA technically only needs to be added for the first 3 days or so to set cell fate, we keep it on RA <text:span text:style-name="T2">the whole time and on low levels of FBS to promote differentiation.</text:span></text:p>
      <text:h text:style-name="Heading_20_3" text:outline-level="3">protocol</text:h>
      <text:h text:style-name="P26" text:outline-level="4">reagants</text:h>
      <text:list xml:id="list2215871077711066184" text:style-name="L1">
        <text:list-item>
          <text:p text:style-name="P5">retinoic acid (-20 C freezer, in the corner with trypsin; kept in tinfoil to prevent light exposure and degradation)</text:p>
        </text:list-item>
        <text:list-item>
          <text:p text:style-name="P5">MEMalpha with 1% FBS</text:p>
        </text:list-item>
        <text:list-item>
          <text:p text:style-name="P5">sparse-ish P19, preferably at a low pass number</text:p>
        </text:list-item>
      </text:list>
      <text:h text:style-name="P26" text:outline-level="4">do</text:h>
      <text:list xml:id="list4544139225769107681" text:style-name="L2">
        <text:list-item>
          <text:p text:style-name="P6">Take off any current media (typically 5%) and wash the cells with PBS gently (if this is Day 0 of differentiation, <text:span text:style-name="T3">otherwise no washing!</text:span>). P19s throw off a lot of stuff.</text:p>
        </text:list-item>
        <text:list-item>
          <text:p text:style-name="P7">Add 1.5 mls MEMalpha with 1% FB<text:span text:style-name="T1">S</text:span></text:p>
        </text:list-item>
      </text:list>
      <text:list xml:id="list750395429353857979" text:style-name="L16">
        <text:list-item>
          <text:p text:style-name="P8">the less FBS, the better they differentiate, but also the faster they die. It<text:span text:style-name="T3">'</text:span>s a balance.</text:p>
        </text:list-item>
      </text:list>
      <text:list xml:id="list3753264431970721246" text:style-name="L4">
        <text:list-item>
          <text:p text:style-name="P9">Add 1.5 uls of the RA to the center of the dish; swirl!</text:p>
        </text:list-item>
      </text:list>
      <text:list xml:id="list6217354327880980001" text:style-name="L5">
        <text:list-item>
          <text:p text:style-name="P10">a cool thing happens where the RA must be very hydrophobic, so a tiny clear spot will appear where you pipette it in</text:p>
        </text:list-item>
      </text:list>
      <text:list xml:id="list4818048411453470085" text:style-name="L6">
        <text:list-item>
          <text:p text:style-name="P11">Do this again 3 days later!</text:p>
        </text:list-item>
      </text:list>
      <text:list xml:id="list8930999623305501208" text:style-name="L7">
        <text:list-item>
          <text:p text:style-name="P12">P19s are delicate infants; please don't wash them if they're in the process of throwing out processes.</text:p>
        </text:list-item>
      </text:list>
      <text:h text:style-name="P23" text:outline-level="2"/>
      <text:h text:style-name="P21" text:outline-level="1">RNA extraction from P19s</text:h>
      <text:h text:style-name="Heading_20_3" text:outline-level="3">Why?</text:h>
      <text:p text:style-name="P32">Extracting, isolating, and quantiating RNA expression allows us to build a timeline of the "usual" P19 differentiation expression levels, and then compare it to what happens with the introduction of different transcription factors. Step 1: Kill cells, collect cell lysate to later do an RNA extraction en masse.</text:p>
      <text:h text:style-name="P24" text:outline-level="3">Do</text:h>
      <text:list xml:id="list8942157071404308014" text:style-name="L8">
        <text:list-item>
          <text:p text:style-name="P13">Wash cells in 35mm dish 2x with PBS (wash= add ~1ml PBS and aspirate).</text:p>
        </text:list-item>
      </text:list>
      <text:list xml:id="list7063151249103063232" text:style-name="L9">
        <text:list-item>
          <text:p text:style-name="P3"><text:span text:style-name="T10">unless you're using delicate cells that don't need washing, like delicate differentiating P19s</text:span></text:p>
        </text:list-item>
      </text:list>
      <text:list xml:id="list1889914899216237324" text:style-name="L10">
        <text:list-item>
          <text:p text:style-name="P14">Add 1 mL of TRIZOL Reagent to the dish and pipette up and down to make sure all the cells are really dead and really broken up.</text:p>
        </text:list-item>
        <text:list-item>
          <text:p text:style-name="P14">Scrape TRIZOL/lysed cells into a 1.5 mL microcentrifuge; scrape! Get ALL of the stuff.</text:p>
        </text:list-item>
        <text:list-item>
          <text:p text:style-name="P4"><text:span text:style-name="T10">Incubate the hom­ogenized samples for 5 minutes at room temperature</text:span></text:p>
        </text:list-item>
      </text:list>
      <text:list xml:id="list4972591717447951544" text:style-name="L18">
        <text:list-item>
          <text:p text:style-name="P20"><text:span text:style-name="T12">permits </text:span><text:span text:style-name="T10">complete dissociation of nucleoprotein complexes.</text:span></text:p>
        </text:list-item>
      </text:list>
      <text:list xml:id="list7534472903795810422" text:style-name="L11">
        <text:list-header>
          <text:p text:style-name="P15"/>
        </text:list-header>
      </text:list>
      <text:p text:style-name="P33">Store the suspension @ -80 <text:span text:style-name="T14">[in the Leeper box, green tape, top shelf next to the other mol. bio stuff] </text:span>, label with date &amp; <text:span text:style-name="T14">any </text:span>other pertinent information </text:p>
      <text:h text:style-name="P22" text:outline-level="2"/>
      <text:h text:style-name="P21" text:outline-level="1">Splitting P19s</text:h>
      <text:h text:style-name="P24" text:outline-level="3">why?</text:h>
      <text:p text:style-name="P32">sometimes cells are too confluent and we need less of them! P19s grow fast, so even with a 1:9 split (no counting @ Hampshire), they need to be split every 5-6 days, and fed every three days.</text:p>
      <text:h text:style-name="P24" text:outline-level="3">do</text:h>
      <text:h text:style-name="P25" text:outline-level="4">reagants</text:h>
      <text:list xml:id="list9011908153117165971" text:style-name="L12">
        <text:list-item>
          <text:p text:style-name="P16">MEMalpha, with some percent FBS depending on your task. 5% for normal maintenance.</text:p>
        </text:list-item>
        <text:list-item>
          <text:p text:style-name="P16">trypsin</text:p>
        </text:list-item>
      </text:list>
      <text:list xml:id="list7019231875860758115" text:style-name="L13">
        <text:list-item>
          <text:p text:style-name="P17">Aspirate media, rinse with PBS</text:p>
        </text:list-item>
        <text:list-item>
          <text:p text:style-name="P17">Add .5 ml trypsin and wait for cells to shake loose</text:p>
        </text:list-item>
      </text:list>
      <text:list xml:id="list6458932855372210058" text:style-name="L14">
        <text:list-item>
          <text:p text:style-name="P18">if you're not me, you'll actually let them hang out in the incubator and dissociate properly</text:p>
        </text:list-item>
      </text:list>
      <text:list xml:id="list8233394862461973212" text:style-name="L15">
        <text:list-item>
          <text:p text:style-name="P19">Add 1.5 ml media to deactivate trypsin</text:p>
        </text:list-item>
        <text:list-item>
          <text:p text:style-name="P19">add .2 mls cells and 1.8 mls media to each plate for a ~1:9 spli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tocols for melanie!</dc:title>
    <dc:date>2014-09-26T10:15:28.927706171</dc:date>
    <dc:creator>Kathleen Leeper</dc:creator>
    <meta:editing-duration>PT8H53M52S</meta:editing-duration>
    <meta:editing-cycles>22</meta:editing-cycles>
    <meta:generator>LibreOffice/4.2.6.3$Linux_X86_64 LibreOffice_project/420$Build-3</meta:generator>
    <meta:document-statistic meta:table-count="1" meta:image-count="0" meta:object-count="0" meta:page-count="4" meta:paragraph-count="75" meta:word-count="709" meta:character-count="3697" meta:non-whitespace-character-count="3077"/>
  </office:meta>
</office:document-meta>
</file>